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236" officeooo:paragraph-rsid="0016a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 Digital Survival Lab</text:p>
      <text:p text:style-name="P1"/>
      <text:p text:style-name="P1">Zur Vorgeschichte </text:p>
      <text:p text:style-name="P1"/>
      <text:p text:style-name="P1">Die Idee des Digital Survival Lab entsprang einer Reihe von Firmenberatungen, die allesamt zeigten, das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0:41:51.751991356</meta:creation-date>
    <dc:date>2019-03-22T10:51:06.084143469</dc:date>
    <meta:editing-duration>PT9M20S</meta:editing-duration>
    <meta:editing-cycles>1</meta:editing-cycles>
    <meta:document-statistic meta:table-count="0" meta:image-count="0" meta:object-count="0" meta:page-count="1" meta:paragraph-count="3" meta:word-count="21" meta:character-count="147" meta:non-whitespace-character-count="127"/>
    <meta:generator>LibreOffice/6.0.6.2$Linux_X86_64 LibreOffice_project/00m0$Build-2</meta:generator>
  </office:meta>
</office:document-meta>
</file>